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Title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T9_7" style:family="text">
      <style:text-properties fo:font-weight="bold" style:font-weight-asian="bold" style:font-weight-complex="bold"/>
    </style:style>
    <style:style style:name="T9_8" style:family="text">
      <style:text-properties fo:font-weight="bold" style:font-weight-asian="bold" style:font-weight-complex="bold"/>
    </style:style>
    <style:style style:name="T9_9" style:family="text">
      <style:text-properties fo:font-weight="bold" style:font-weight-asian="bold" style:font-weight-complex="bold"/>
    </style:style>
    <style:style style:name="T9_10" style:family="text">
      <style:text-properties fo:font-weight="bold" style:font-weight-asian="bold" style:font-weight-complex="bold"/>
    </style:style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>
      <style:text-properties fo:font-weight="bold" style:font-weight-asian="bold" style:font-weight-complex="bold"/>
    </style:style>
    <style:style style:name="T11_10" style:family="text">
      <style:text-properties fo:font-weight="bold" style:font-weight-asian="bold" style:font-weight-complex="bold"/>
    </style:style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3" style:family="text"/>
    <style:style style:name="T13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5" style:family="text"/>
    <style:style style:name="T13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7" style:family="text"/>
    <style:style style:name="T13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9" style:family="text"/>
    <style:style style:name="T13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11" style:family="text"/>
    <style:style style:name="T13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13" style:family="text"/>
    <style:style style:name="T13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15" style:family="text"/>
    <style:style style:name="T13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17" style:family="text"/>
    <style:style style:name="T13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19" style:family="text"/>
    <style:style style:name="T13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21" style:family="text"/>
    <style:style style:name="T13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3_23" style:family="text">
      <style:text-properties fo:font-weight="bold" style:font-weight-asian="bold" style:font-weight-complex="bold"/>
    </style:style>
    <style:style style:name="T13_24" style:family="text">
      <style:text-properties fo:font-weight="bold" style:font-weight-asian="bold" style:font-weight-complex="bold"/>
    </style:style>
    <style:style style:name="T13_25" style:family="text">
      <style:text-properties fo:font-weight="bold" style:font-weight-asian="bold" style:font-weight-complex="bold"/>
    </style:style>
    <style:style style:name="T13_26" style:family="text">
      <style:text-properties fo:font-weight="bold" style:font-weight-asian="bold" style:font-weight-complex="bold"/>
    </style:style>
    <style:style style:name="T13_27" style:family="text">
      <style:text-properties fo:font-weight="bold" style:font-weight-asian="bold" style:font-weight-complex="bold"/>
    </style:style>
    <style:style style:name="T13_28" style:family="text">
      <style:text-properties fo:font-weight="bold" style:font-weight-asian="bold" style:font-weight-complex="bold"/>
    </style:style>
    <style:style style:name="T13_29" style:family="text">
      <style:text-properties fo:font-weight="bold" style:font-weight-asian="bold" style:font-weight-complex="bold"/>
    </style:style>
    <style:style style:name="T13_30" style:family="text">
      <style:text-properties fo:font-weight="bold" style:font-weight-asian="bold" style:font-weight-complex="bold"/>
    </style:style>
    <style:style style:name="T13_31" style:family="text">
      <style:text-properties fo:font-weight="bold" style:font-weight-asian="bold" style:font-weight-complex="bold"/>
    </style:style>
    <style:style style:name="T13_32" style:family="text">
      <style:text-properties fo:font-weight="bold" style:font-weight-asian="bold" style:font-weight-complex="bold"/>
    </style:style>
    <style:style style:name="T13_33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>
      <style:text-properties fo:font-weight="bold" style:font-weight-asian="bold" style:font-weight-complex="bold"/>
    </style:style>
    <style:style style:name="T25_8" style:family="text">
      <style:text-properties fo:font-weight="bold" style:font-weight-asian="bold" style:font-weight-complex="bold"/>
    </style:style>
    <style:style style:name="T25_9" style:family="text">
      <style:text-properties fo:font-weight="bold" style:font-weight-asian="bold" style:font-weight-complex="bold"/>
    </style:style>
    <style:style style:name="T25_10" style:family="text">
      <style:text-properties fo:font-weight="bold" style:font-weight-asian="bold" style:font-weight-complex="bold"/>
    </style:style>
    <style:style style:name="T25_11" style:family="text">
      <style:text-properties fo:font-weight="bold" style:font-weight-asian="bold" style:font-weight-complex="bold"/>
    </style:style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>
      <style:text-properties fo:font-weight="bold" style:font-weight-asian="bold" style:font-weight-complex="bold"/>
    </style:style>
    <style:style style:name="T27_8" style:family="text">
      <style:text-properties fo:font-weight="bold" style:font-weight-asian="bold" style:font-weight-complex="bold"/>
    </style:style>
    <style:style style:name="T27_9" style:family="text">
      <style:text-properties fo:font-weight="bold" style:font-weight-asian="bold" style:font-weight-complex="bold"/>
    </style:style>
    <style:style style:name="T27_10" style:family="text">
      <style:text-properties fo:font-weight="bold" style:font-weight-asian="bold" style:font-weight-complex="bold"/>
    </style:style>
    <style:style style:name="T27_11" style:family="text">
      <style:text-properties fo:font-weight="bold" style:font-weight-asian="bold" style:font-weight-complex="bold"/>
    </style:style>
    <style:style style:name="T27_12" style:family="text">
      <style:text-properties fo:font-weight="bold" style:font-weight-asian="bold" style:font-weight-complex="bold"/>
    </style:style>
    <style:style style:name="T27_13" style:family="text">
      <style:text-properties fo:font-weight="bold" style:font-weight-asian="bold" style:font-weight-complex="bold"/>
    </style:style>
    <style:style style:name="T27_14" style:family="text">
      <style:text-properties fo:font-weight="bold" style:font-weight-asian="bold" style:font-weight-complex="bold"/>
    </style:style>
    <style:style style:name="T27_15" style:family="text">
      <style:text-properties fo:font-weight="bold" style:font-weight-asian="bold" style:font-weight-complex="bold"/>
    </style:style>
    <style:style style:name="T27_16" style:family="text">
      <style:text-properties fo:font-weight="bold" style:font-weight-asian="bold" style:font-weight-complex="bold"/>
    </style:style>
    <style:style style:name="T27_17" style:family="text">
      <style:text-properties fo:font-weight="bold" style:font-weight-asian="bold" style:font-weight-complex="bold"/>
    </style:style>
    <style:style style:name="T27_18" style:family="text">
      <style:text-properties fo:font-weight="bold" style:font-weight-asian="bold" style:font-weight-complex="bold"/>
    </style:style>
    <style:style style:name="T27_19" style:family="text">
      <style:text-properties fo:font-weight="bold" style:font-weight-asian="bold" style:font-weight-complex="bold"/>
    </style:style>
    <style:style style:name="T27_20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T33_7" style:family="text">
      <style:text-properties fo:font-weight="bold" style:font-weight-asian="bold" style:font-weight-complex="bold"/>
    </style:style>
    <style:style style:name="T33_8" style:family="text">
      <style:text-properties fo:font-weight="bold" style:font-weight-asian="bold" style:font-weight-complex="bold"/>
    </style:style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T37_11" style:family="text">
      <style:text-properties fo:font-weight="bold" style:font-weight-asian="bold" style:font-weight-complex="bold"/>
    </style:style>
    <style:style style:name="T37_12" style:family="text">
      <style:text-properties fo:font-weight="bold" style:font-weight-asian="bold" style:font-weight-complex="bold"/>
    </style:style>
    <style:style style:name="T37_13" style:family="text">
      <style:text-properties fo:font-weight="bold" style:font-weight-asian="bold" style:font-weight-complex="bold"/>
    </style:style>
    <style:style style:name="T37_14" style:family="text">
      <style:text-properties fo:font-weight="bold" style:font-weight-asian="bold" style:font-weight-complex="bold"/>
    </style:style>
    <style:style style:name="T37_15" style:family="text">
      <style:text-properties fo:font-weight="bold" style:font-weight-asian="bold" style:font-weight-complex="bold"/>
    </style:style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bookmark-start text:name="h.rzd8f1hin2p"/><text:bookmark-end text:name="h.rzd8f1hin2p"/><text:span text:style-name="T1_1">Rose</text:span><text:span text:style-name="T1_2"><text:s/></text:span><text:span text:style-name="T1_3">CMMS</text:span></text:p>
      <text:p text:style-name="P2"><text:bookmark-start text:name="h.1d67axrjai9n"/><text:bookmark-end text:name="h.1d67axrjai9n"/><text:span text:style-name="T2_1">Installation</text:span><text:span text:style-name="T2_2"><text:s/></text:span><text:span text:style-name="T2_3">Guide</text:span><text:span text:style-name="T2_4"><text:s/></text:span></text:p>
      <text:p text:style-name="P3"><text:span text:style-name="T3_1">v</text:span><text:span text:style-name="T3_2">0.2.0</text:span></text:p>
      <text:p text:style-name="P4"/>
      <text:p text:style-name="P5"><text:span text:style-name="T5_1">This</text:span><text:span text:style-name="T5_2"><text:s/></text:span><text:span text:style-name="T5_3">document</text:span><text:span text:style-name="T5_4"><text:s/></text:span><text:span text:style-name="T5_5">describes</text:span><text:span text:style-name="T5_6"><text:s/></text:span><text:span text:style-name="T5_7">how</text:span><text:span text:style-name="T5_8"><text:s/></text:span><text:span text:style-name="T5_9">to</text:span><text:span text:style-name="T5_10"><text:s/></text:span><text:span text:style-name="T5_11">install</text:span><text:span text:style-name="T5_12"><text:s/></text:span><text:span text:style-name="T5_13">Rose</text:span><text:span text:style-name="T5_14"><text:s/></text:span><text:span text:style-name="T5_15">CMMS</text:span><text:span text:style-name="T5_16"><text:s/></text:span><text:span text:style-name="T5_17">using</text:span><text:span text:style-name="T5_18"><text:s/></text:span><text:span text:style-name="T5_19">the</text:span><text:span text:style-name="T5_20"><text:s/></text:span><text:span text:style-name="T5_21">master</text:span><text:span text:style-name="T5_22"><text:s/></text:span><text:span text:style-name="T5_23">spreadsheet</text:span><text:span text:style-name="T5_24">.</text:span></text:p>
      <text:p text:style-name="P6"/>
      <text:list text:style-name="LS1" xml:id="list0">
        <text:list-item>
          <text:p text:style-name="P7"><text:span text:style-name="T7_1">Copy</text:span><text:span text:style-name="T7_2"><text:s/></text:span><text:span text:style-name="T7_3">RoseCMMS</text:span><text:span text:style-name="T7_4"><text:s/></text:span><text:span text:style-name="T7_5">Spreadsheet</text:span><text:span text:style-name="T7_6"><text:s/></text:span><text:span text:style-name="T7_7">containing</text:span><text:span text:style-name="T7_8"><text:s/></text:span><text:span text:style-name="T7_9">script</text:span><text:span text:style-name="T7_10"><text:s/>(</text:span><text:span text:style-name="T7_11">the</text:span><text:span text:style-name="T7_12"><text:s/></text:span><text:span text:style-name="T7_13">spreadsheet</text:span><text:span text:style-name="T7_14"><text:s/></text:span><text:span text:style-name="T7_15">and</text:span><text:span text:style-name="T7_16"><text:s/></text:span><text:span text:style-name="T7_17">script</text:span><text:span text:style-name="T7_18"><text:s/></text:span><text:span text:style-name="T7_19">project</text:span><text:span text:style-name="T7_20"><text:s/></text:span><text:span text:style-name="T7_21">can</text:span><text:span text:style-name="T7_22"><text:s/></text:span><text:span text:style-name="T7_23">be</text:span><text:span text:style-name="T7_24"><text:s/></text:span><text:span text:style-name="T7_25">renamed</text:span><text:span text:style-name="T7_26">)<text:s/></text:span><text:span text:style-name="T7_27">or</text:span><text:span text:style-name="T7_28"><text:s/></text:span><text:span text:style-name="T7_29">create</text:span><text:span text:style-name="T7_30"><text:s/></text:span><text:span text:style-name="T7_31">a</text:span><text:span text:style-name="T7_32"><text:s/></text:span><text:span text:style-name="T7_33">new</text:span><text:span text:style-name="T7_34"><text:s/></text:span><text:span text:style-name="T7_35">spreadsheet</text:span><text:span text:style-name="T7_36"><text:s/></text:span><text:span text:style-name="T7_37">with</text:span><text:span text:style-name="T7_38"><text:s/></text:span><text:span text:style-name="T7_39">the</text:span><text:span text:style-name="T7_40"><text:s/></text:span><text:span text:style-name="T7_41">fields</text:span><text:span text:style-name="T7_42"><text:s/></text:span><text:span text:style-name="T7_43">described</text:span><text:span text:style-name="T7_44"><text:s/></text:span><text:span text:style-name="T7_45">in</text:span><text:span text:style-name="T7_46"><text:s/></text:span><text:span text:style-name="T7_47">config</text:span><text:span text:style-name="T7_48">.</text:span><text:span text:style-name="T7_49">gs</text:span><text:span text:style-name="T7_50">.</text:span></text:p>
        </text:list-item>
      </text:list>
      <text:p text:style-name="P8"/>
      <text:list text:style-name="LS1" xml:id="list1">
        <text:list-item>
          <text:p text:style-name="P9"><text:span text:style-name="T9_1">Clear</text:span><text:span text:style-name="T9_2"><text:s/></text:span><text:span text:style-name="T9_3">test</text:span><text:span text:style-name="T9_4"><text:s/></text:span><text:span text:style-name="T9_5">entries</text:span><text:span text:style-name="T9_6"><text:s/></text:span><text:span text:style-name="T9_7">and</text:span><text:span text:style-name="T9_8"><text:s/></text:span><text:span text:style-name="T9_9">notes</text:span><text:span text:style-name="T9_10">,</text:span><text:span text:style-name="T9_11"><text:s/></text:span><text:span text:style-name="T9_12">if</text:span><text:span text:style-name="T9_13"><text:s/></text:span><text:span text:style-name="T9_14">any</text:span><text:span text:style-name="T9_15"><text:s/>(</text:span><text:span text:style-name="T9_16">clear</text:span><text:span text:style-name="T9_17"><text:s/></text:span><text:span text:style-name="T9_18">for</text:span><text:span text:style-name="T9_19"><text:s/></text:span><text:span text:style-name="T9_20">releasing</text:span><text:span text:style-name="T9_21"><text:s/></text:span><text:span text:style-name="T9_22">to</text:span><text:span text:style-name="T9_23"><text:s/></text:span><text:span text:style-name="T9_24">Gallery</text:span><text:span text:style-name="T9_25">)</text:span></text:p>
        </text:list-item>
      </text:list>
      <text:p text:style-name="P10"/>
      <text:list text:style-name="LS1" xml:id="list2">
        <text:list-item>
          <text:p text:style-name="P11"><text:span text:style-name="T11_1">Update</text:span><text:span text:style-name="T11_2"><text:s/></text:span><text:span text:style-name="T11_3">the</text:span><text:span text:style-name="T11_4"><text:s/></text:span><text:span text:style-name="T11_5">script</text:span><text:span text:style-name="T11_6"><text:s/></text:span><text:span text:style-name="T11_7">config</text:span><text:span text:style-name="T11_8"><text:s/></text:span><text:span text:style-name="T11_9">file</text:span><text:span text:style-name="T11_10">.<text:s/></text:span><text:span text:style-name="T11_11">Go</text:span><text:span text:style-name="T11_12"><text:s/></text:span><text:span text:style-name="T11_13">into</text:span><text:span text:style-name="T11_14"><text:s/></text:span><text:span text:style-name="T11_15">the</text:span><text:span text:style-name="T11_16"><text:s/></text:span><text:span text:style-name="T11_17">script</text:span><text:span text:style-name="T11_18"><text:s/></text:span><text:span text:style-name="T11_19">editor</text:span><text:span text:style-name="T11_20"><text:s/>(</text:span><text:span text:style-name="T11_21">Tools</text:span><text:span text:style-name="T11_22">&gt;</text:span><text:span text:style-name="T11_23">Script</text:span><text:span text:style-name="T11_24"><text:s/></text:span><text:span text:style-name="T11_25">Editor</text:span><text:span text:style-name="T11_26">...)<text:s/></text:span><text:span text:style-name="T11_27">from</text:span><text:span text:style-name="T11_28"><text:s/></text:span><text:span text:style-name="T11_29">the</text:span><text:span text:style-name="T11_30"><text:s/></text:span><text:span text:style-name="T11_31">task</text:span><text:span text:style-name="T11_32"><text:s/></text:span><text:span text:style-name="T11_33">list</text:span><text:span text:style-name="T11_34"><text:s/></text:span><text:span text:style-name="T11_35">spreadsheet</text:span><text:span text:style-name="T11_36"><text:s/></text:span><text:span text:style-name="T11_37">and</text:span><text:span text:style-name="T11_38"><text:s/></text:span><text:span text:style-name="T11_39">update</text:span><text:span text:style-name="T11_40"><text:s/></text:span><text:span text:style-name="T11_41">config</text:span><text:span text:style-name="T11_42">.</text:span><text:span text:style-name="T11_43">gs</text:span><text:span text:style-name="T11_44"><text:s/>(</text:span><text:span text:style-name="T11_45">need</text:span><text:span text:style-name="T11_46"><text:s/></text:span><text:span text:style-name="T11_47">email</text:span><text:span text:style-name="T11_48"><text:s/></text:span><text:span text:style-name="T11_49">and</text:span><text:span text:style-name="T11_50"><text:s/></text:span><text:span text:style-name="T11_51">task</text:span><text:span text:style-name="T11_52"><text:s/></text:span><text:span text:style-name="T11_53">list</text:span><text:span text:style-name="T11_54"><text:s/></text:span><text:span text:style-name="T11_55">spreadsheet</text:span><text:span text:style-name="T11_56"><text:s/></text:span><text:span text:style-name="T11_57">ID</text:span><text:span text:style-name="T11_58"><text:s/></text:span><text:span text:style-name="T11_59">at</text:span><text:span text:style-name="T11_60"><text:s/></text:span><text:span text:style-name="T11_61">least</text:span><text:span text:style-name="T11_62">)</text:span></text:p>
        </text:list-item>
      </text:list>
      <text:p text:style-name="P12"/>
      <text:list text:style-name="LS2" xml:id="list3">
        <text:list-item>
          <text:p text:style-name="P13"><text:span text:style-name="T13_1"><text:a xlink:type="simple" xlink:href="https://developers.google.com/apps-script/execution_web_apps"><text:span text:style-name="T13_2">Publish</text:span></text:a></text:span><text:span text:style-name="T13_3"><text:a xlink:type="simple" xlink:href="https://developers.google.com/apps-script/execution_web_apps"><text:span text:style-name="T13_4"><text:s/></text:span></text:a></text:span><text:span text:style-name="T13_5"><text:a xlink:type="simple" xlink:href="https://developers.google.com/apps-script/execution_web_apps"><text:span text:style-name="T13_6">the</text:span></text:a></text:span><text:span text:style-name="T13_7"><text:a xlink:type="simple" xlink:href="https://developers.google.com/apps-script/execution_web_apps"><text:span text:style-name="T13_8"><text:s/></text:span></text:a></text:span><text:span text:style-name="T13_9"><text:a xlink:type="simple" xlink:href="https://developers.google.com/apps-script/execution_web_apps"><text:span text:style-name="T13_10">script</text:span></text:a></text:span><text:span text:style-name="T13_11"><text:a xlink:type="simple" xlink:href="https://developers.google.com/apps-script/execution_web_apps"><text:span text:style-name="T13_12"><text:s/></text:span></text:a></text:span><text:span text:style-name="T13_13"><text:a xlink:type="simple" xlink:href="https://developers.google.com/apps-script/execution_web_apps"><text:span text:style-name="T13_14">as</text:span></text:a></text:span><text:span text:style-name="T13_15"><text:a xlink:type="simple" xlink:href="https://developers.google.com/apps-script/execution_web_apps"><text:span text:style-name="T13_16"><text:s/></text:span></text:a></text:span><text:span text:style-name="T13_17"><text:a xlink:type="simple" xlink:href="https://developers.google.com/apps-script/execution_web_apps"><text:span text:style-name="T13_18">web</text:span></text:a></text:span><text:span text:style-name="T13_19"><text:a xlink:type="simple" xlink:href="https://developers.google.com/apps-script/execution_web_apps"><text:span text:style-name="T13_20"><text:s/></text:span></text:a></text:span><text:span text:style-name="T13_21"><text:a xlink:type="simple" xlink:href="https://developers.google.com/apps-script/execution_web_apps"><text:span text:style-name="T13_22">app</text:span></text:a></text:span><text:span text:style-name="T13_23"><text:s/></text:span><text:span text:style-name="T13_24">to</text:span><text:span text:style-name="T13_25"><text:s/></text:span><text:span text:style-name="T13_26">make</text:span><text:span text:style-name="T13_27"><text:s/></text:span><text:span text:style-name="T13_28">the</text:span><text:span text:style-name="T13_29"><text:s/></text:span><text:span text:style-name="T13_30">form</text:span><text:span text:style-name="T13_31"><text:s/></text:span><text:span text:style-name="T13_32">available</text:span><text:span text:style-name="T13_33">:</text:span></text:p>
        </text:list-item>
      </text:list>
      <text:p text:style-name="P14"/>
      <text:list text:style-name="LS2" xml:id="list4">
        <text:list-item>
          <text:list>
            <text:list-item>
              <text:p text:style-name="P15"><text:span text:style-name="T15_1">Click</text:span><text:span text:style-name="T15_2"><text:s/></text:span><text:span text:style-name="T15_3">Publish</text:span><text:span text:style-name="T15_4">&gt;</text:span><text:span text:style-name="T15_5">Deploy</text:span><text:span text:style-name="T15_6"><text:s/></text:span><text:span text:style-name="T15_7">as</text:span><text:span text:style-name="T15_8"><text:s/></text:span><text:span text:style-name="T15_9">Web</text:span><text:span text:style-name="T15_10"><text:s/></text:span><text:span text:style-name="T15_11">app</text:span></text:p>
            </text:list-item>
            <text:list-item>
              <text:p text:style-name="P16"><text:span text:style-name="T16_1">Write</text:span><text:span text:style-name="T16_2"><text:s/></text:span><text:span text:style-name="T16_3">something</text:span><text:span text:style-name="T16_4"><text:s/></text:span><text:span text:style-name="T16_5">like</text:span><text:span text:style-name="T16_6"><text:s/>“</text:span><text:span text:style-name="T16_7">First</text:span><text:span text:style-name="T16_8"><text:s/></text:span><text:span text:style-name="T16_9">Version</text:span><text:span text:style-name="T16_10">”<text:s/></text:span><text:span text:style-name="T16_11">and</text:span><text:span text:style-name="T16_12"><text:s/></text:span><text:span text:style-name="T16_13">click</text:span><text:span text:style-name="T16_14"><text:s/></text:span><text:span text:style-name="T16_15">Save</text:span><text:span text:style-name="T16_16"><text:s/></text:span><text:span text:style-name="T16_17">Version</text:span></text:p>
            </text:list-item>
            <text:list-item>
              <text:p text:style-name="P17"><text:span text:style-name="T17_1">Set</text:span><text:span text:style-name="T17_2"><text:s/></text:span><text:span text:style-name="T17_3">the</text:span><text:span text:style-name="T17_4"><text:s/></text:span><text:span text:style-name="T17_5">user</text:span><text:span text:style-name="T17_6"><text:s/></text:span><text:span text:style-name="T17_7">who</text:span><text:span text:style-name="T17_8"><text:s/></text:span><text:span text:style-name="T17_9">should</text:span><text:span text:style-name="T17_10"><text:s/></text:span><text:span text:style-name="T17_11">execute</text:span><text:span text:style-name="T17_12"><text:s/></text:span><text:span text:style-name="T17_13">the</text:span><text:span text:style-name="T17_14"><text:s/></text:span><text:span text:style-name="T17_15">app</text:span><text:span text:style-name="T17_16"><text:s/>(</text:span><text:span text:style-name="T17_17">just</text:span><text:span text:style-name="T17_18"><text:s/></text:span><text:span text:style-name="T17_19">yourself</text:span><text:span text:style-name="T17_20"><text:s/></text:span><text:span text:style-name="T17_21">if</text:span><text:span text:style-name="T17_22"><text:s/></text:span><text:span text:style-name="T17_23">only</text:span><text:span text:style-name="T17_24"><text:s/></text:span><text:span text:style-name="T17_25">you</text:span><text:span text:style-name="T17_26"><text:s/></text:span><text:span text:style-name="T17_27">will</text:span><text:span text:style-name="T17_28"><text:s/></text:span><text:span text:style-name="T17_29">be</text:span><text:span text:style-name="T17_30"><text:s/></text:span><text:span text:style-name="T17_31">using</text:span><text:span text:style-name="T17_32"><text:s/></text:span><text:span text:style-name="T17_33">it</text:span><text:span text:style-name="T17_34"><text:s/></text:span><text:span text:style-name="T17_35">or</text:span><text:span text:style-name="T17_36"><text:s/></text:span><text:span text:style-name="T17_37">the</text:span><text:span text:style-name="T17_38"><text:s/></text:span><text:span text:style-name="T17_39">user</text:span><text:span text:style-name="T17_40"><text:s/></text:span><text:span text:style-name="T17_41">running</text:span><text:span text:style-name="T17_42"><text:s/></text:span><text:span text:style-name="T17_43">the</text:span><text:span text:style-name="T17_44"><text:s/></text:span><text:span text:style-name="T17_45">app</text:span><text:span text:style-name="T17_46"><text:s/></text:span><text:span text:style-name="T17_47">if</text:span><text:span text:style-name="T17_48"><text:s/></text:span><text:span text:style-name="T17_49">multiple</text:span><text:span text:style-name="T17_50"><text:s/></text:span><text:span text:style-name="T17_51">users</text:span><text:span text:style-name="T17_52"><text:s/></text:span><text:span text:style-name="T17_53">will</text:span><text:span text:style-name="T17_54"><text:s/></text:span><text:span text:style-name="T17_55">be</text:span><text:span text:style-name="T17_56"><text:s/></text:span><text:span text:style-name="T17_57">submitting</text:span><text:span text:style-name="T17_58"><text:s/></text:span><text:span text:style-name="T17_59">tasks</text:span><text:span text:style-name="T17_60">)</text:span></text:p>
            </text:list-item>
            <text:list-item>
              <text:p text:style-name="P18"><text:span text:style-name="T18_1">As</text:span><text:span text:style-name="T18_2"><text:s/></text:span><text:span text:style-name="T18_3">above</text:span><text:span text:style-name="T18_4"><text:s/></text:span><text:span text:style-name="T18_5">for</text:span><text:span text:style-name="T18_6"><text:s/></text:span><text:span text:style-name="T18_7">who</text:span><text:span text:style-name="T18_8"><text:s/></text:span><text:span text:style-name="T18_9">has</text:span><text:span text:style-name="T18_10"><text:s/></text:span><text:span text:style-name="T18_11">access</text:span><text:span text:style-name="T18_12"><text:s/></text:span><text:span text:style-name="T18_13">to</text:span><text:span text:style-name="T18_14"><text:s/></text:span><text:span text:style-name="T18_15">the</text:span><text:span text:style-name="T18_16"><text:s/></text:span><text:span text:style-name="T18_17">app</text:span><text:span text:style-name="T18_18"><text:s/>(</text:span><text:span text:style-name="T18_19">form</text:span><text:span text:style-name="T18_20">)</text:span></text:p>
            </text:list-item>
            <text:list-item>
              <text:p text:style-name="P19"><text:span text:style-name="T19_1">Click</text:span><text:span text:style-name="T19_2"><text:s/></text:span><text:span text:style-name="T19_3">Deploy</text:span></text:p>
            </text:list-item>
            <text:list-item>
              <text:p text:style-name="P20"><text:span text:style-name="T20_1">Copy</text:span><text:span text:style-name="T20_2"><text:s/></text:span><text:span text:style-name="T20_3">the</text:span><text:span text:style-name="T20_4"><text:s/></text:span><text:span text:style-name="T20_5">URL</text:span><text:span text:style-name="T20_6"><text:s/></text:span><text:span text:style-name="T20_7">supplied</text:span><text:span text:style-name="T20_8"><text:s/></text:span><text:span text:style-name="T20_9">and</text:span><text:span text:style-name="T20_10"><text:s/></text:span><text:span text:style-name="T20_11">paste</text:span><text:span text:style-name="T20_12"><text:s/></text:span><text:span text:style-name="T20_13">it</text:span><text:span text:style-name="T20_14"><text:s/></text:span><text:span text:style-name="T20_15">into</text:span><text:span text:style-name="T20_16"><text:s/></text:span><text:span text:style-name="T20_17">the</text:span><text:span text:style-name="T20_18"><text:s/></text:span><text:span text:style-name="T20_19">address</text:span><text:span text:style-name="T20_20"><text:s/></text:span><text:span text:style-name="T20_21">bar</text:span><text:span text:style-name="T20_22"><text:s/></text:span><text:span text:style-name="T20_23">of</text:span><text:span text:style-name="T20_24"><text:s/></text:span><text:span text:style-name="T20_25">a</text:span><text:span text:style-name="T20_26"><text:s/></text:span><text:span text:style-name="T20_27">new</text:span><text:span text:style-name="T20_28"><text:s/></text:span><text:span text:style-name="T20_29">window</text:span><text:span text:style-name="T20_30"><text:s/>(</text:span><text:span text:style-name="T20_31">be</text:span><text:span text:style-name="T20_32"><text:s/></text:span><text:span text:style-name="T20_33">sure</text:span><text:span text:style-name="T20_34"><text:s/></text:span><text:span text:style-name="T20_35">to</text:span><text:span text:style-name="T20_36"><text:s/></text:span><text:span text:style-name="T20_37">bookmark</text:span><text:span text:style-name="T20_38"><text:s/></text:span><text:span text:style-name="T20_39">the</text:span><text:span text:style-name="T20_40"><text:s/></text:span><text:span text:style-name="T20_41">form</text:span><text:span text:style-name="T20_42"><text:s/></text:span><text:span text:style-name="T20_43">URL</text:span><text:span text:style-name="T20_44">)</text:span></text:p>
            </text:list-item>
            <text:list-item>
              <text:p text:style-name="P21"><text:span text:style-name="T21_1">You</text:span><text:span text:style-name="T21_2"><text:s/></text:span><text:span text:style-name="T21_3">will</text:span><text:span text:style-name="T21_4"><text:s/></text:span><text:span text:style-name="T21_5">now</text:span><text:span text:style-name="T21_6"><text:s/></text:span><text:span text:style-name="T21_7">be</text:span><text:span text:style-name="T21_8"><text:s/></text:span><text:span text:style-name="T21_9">asked</text:span><text:span text:style-name="T21_10"><text:s/></text:span><text:span text:style-name="T21_11">to</text:span><text:span text:style-name="T21_12"><text:s/></text:span><text:span text:style-name="T21_13">authorise</text:span><text:span text:style-name="T21_14"><text:s/></text:span><text:span text:style-name="T21_15">the</text:span><text:span text:style-name="T21_16"><text:s/></text:span><text:span text:style-name="T21_17">app</text:span><text:span text:style-name="T21_18">,<text:s/></text:span><text:span text:style-name="T21_19">click</text:span><text:span text:style-name="T21_20"><text:s/></text:span><text:span text:style-name="T21_21">authorise</text:span></text:p>
            </text:list-item>
            <text:list-item>
              <text:p text:style-name="P22"><text:span text:style-name="T22_1">Click</text:span><text:span text:style-name="T22_2"><text:s/></text:span><text:span text:style-name="T22_3">Accept</text:span><text:span text:style-name="T22_4"><text:s/></text:span><text:span text:style-name="T22_5">in</text:span><text:span text:style-name="T22_6"><text:s/></text:span><text:span text:style-name="T22_7">the</text:span><text:span text:style-name="T22_8"><text:s/></text:span><text:span text:style-name="T22_9">next</text:span><text:span text:style-name="T22_10"><text:s/></text:span><text:span text:style-name="T22_11">window</text:span><text:span text:style-name="T22_12"><text:s/></text:span><text:span text:style-name="T22_13">where</text:span><text:span text:style-name="T22_14"><text:s/></text:span><text:span text:style-name="T22_15">it</text:span><text:span text:style-name="T22_16"><text:s/></text:span><text:span text:style-name="T22_17">requests</text:span><text:span text:style-name="T22_18"><text:s/></text:span><text:span text:style-name="T22_19">permission</text:span><text:span text:style-name="T22_20"><text:s/></text:span><text:span text:style-name="T22_21">for</text:span><text:span text:style-name="T22_22"><text:s/></text:span><text:span text:style-name="T22_23">accessing</text:span><text:span text:style-name="T22_24"><text:s/></text:span><text:span text:style-name="T22_25">various</text:span><text:span text:style-name="T22_26"><text:s/></text:span><text:span text:style-name="T22_27">Google</text:span><text:span text:style-name="T22_28"><text:s/></text:span><text:span text:style-name="T22_29">Apps</text:span></text:p>
            </text:list-item>
            <text:list-item>
              <text:p text:style-name="P23"><text:span text:style-name="T23_1">You</text:span><text:span text:style-name="T23_2"><text:s/></text:span><text:span text:style-name="T23_3">should</text:span><text:span text:style-name="T23_4"><text:s/></text:span><text:span text:style-name="T23_5">now</text:span><text:span text:style-name="T23_6"><text:s/></text:span><text:span text:style-name="T23_7">see</text:span><text:span text:style-name="T23_8"><text:s/></text:span><text:span text:style-name="T23_9">the</text:span><text:span text:style-name="T23_10"><text:s/></text:span><text:span text:style-name="T23_11">form</text:span><text:span text:style-name="T23_12">,<text:s/></text:span><text:span text:style-name="T23_13">enter</text:span><text:span text:style-name="T23_14"><text:s/></text:span><text:span text:style-name="T23_15">some</text:span><text:span text:style-name="T23_16"><text:s/></text:span><text:span text:style-name="T23_17">text</text:span><text:span text:style-name="T23_18"><text:s/></text:span><text:span text:style-name="T23_19">values</text:span><text:span text:style-name="T23_20"><text:s/></text:span><text:span text:style-name="T23_21">and</text:span><text:span text:style-name="T23_22"><text:s/></text:span><text:span text:style-name="T23_23">click</text:span><text:span text:style-name="T23_24"><text:s/></text:span><text:span text:style-name="T23_25">submit</text:span><text:span text:style-name="T23_26">.<text:s/></text:span><text:span text:style-name="T23_27">Once</text:span><text:span text:style-name="T23_28"><text:s/></text:span><text:span text:style-name="T23_29">you</text:span><text:span text:style-name="T23_30"><text:s/></text:span><text:span text:style-name="T23_31">get</text:span><text:span text:style-name="T23_32"><text:s/></text:span><text:span text:style-name="T23_33">the</text:span><text:span text:style-name="T23_34"><text:s/></text:span><text:span text:style-name="T23_35">acknowledgement</text:span><text:span text:style-name="T23_36"><text:s/></text:span><text:span text:style-name="T23_37">message</text:span><text:span text:style-name="T23_38"><text:s/>(</text:span><text:span text:style-name="T23_39">and</text:span><text:span text:style-name="T23_40"><text:s/></text:span><text:span text:style-name="T23_41">the</text:span><text:span text:style-name="T23_42"><text:s/></text:span><text:span text:style-name="T23_43">fields</text:span><text:span text:style-name="T23_44"><text:s/></text:span><text:span text:style-name="T23_45">have</text:span><text:span text:style-name="T23_46"><text:s/></text:span><text:span text:style-name="T23_47">been</text:span><text:span text:style-name="T23_48"><text:s/></text:span><text:span text:style-name="T23_49">cleared</text:span><text:span text:style-name="T23_50">)<text:s/></text:span><text:span text:style-name="T23_51">you</text:span><text:span text:style-name="T23_52"><text:s/></text:span><text:span text:style-name="T23_53">should</text:span><text:span text:style-name="T23_54"><text:s/></text:span><text:span text:style-name="T23_55">now</text:span><text:span text:style-name="T23_56"><text:s/></text:span><text:span text:style-name="T23_57">see</text:span><text:span text:style-name="T23_58"><text:s/></text:span><text:span text:style-name="T23_59">your</text:span><text:span text:style-name="T23_60"><text:s/></text:span><text:span text:style-name="T23_61">text</text:span><text:span text:style-name="T23_62"><text:s/></text:span><text:span text:style-name="T23_63">entry</text:span><text:span text:style-name="T23_64"><text:s/></text:span><text:span text:style-name="T23_65">in</text:span><text:span text:style-name="T23_66"><text:s/></text:span><text:span text:style-name="T23_67">the</text:span><text:span text:style-name="T23_68"><text:s/></text:span><text:span text:style-name="T23_69">task</text:span><text:span text:style-name="T23_70"><text:s/></text:span><text:span text:style-name="T23_71">list</text:span><text:span text:style-name="T23_72"><text:s/></text:span><text:span text:style-name="T23_73">spreadsheet</text:span><text:span text:style-name="T23_74">.</text:span></text:p>
            </text:list-item>
          </text:list>
        </text:list-item>
      </text:list>
      <text:p text:style-name="P24"/>
      <text:list text:style-name="LS2" xml:id="list13">
        <text:list-item>
          <text:p text:style-name="P25"><text:span text:style-name="T25_1">Create</text:span><text:span text:style-name="T25_2"><text:s/></text:span><text:span text:style-name="T25_3">a</text:span><text:span text:style-name="T25_4"><text:s/></text:span><text:span text:style-name="T25_5">calendar</text:span><text:span text:style-name="T25_6"><text:s/></text:span><text:span text:style-name="T25_7">for</text:span><text:span text:style-name="T25_8"><text:s/></text:span><text:span text:style-name="T25_9">regular</text:span><text:span text:style-name="T25_10"><text:s/></text:span><text:span text:style-name="T25_11">tasks</text:span><text:span text:style-name="T25_12">.<text:s/></text:span><text:span text:style-name="T25_13">Create</text:span><text:span text:style-name="T25_14"><text:s/></text:span><text:span text:style-name="T25_15">a</text:span><text:span text:style-name="T25_16"><text:s/></text:span><text:span text:style-name="T25_17">Google</text:span><text:span text:style-name="T25_18"><text:s/></text:span><text:span text:style-name="T25_19">Calendar</text:span><text:span text:style-name="T25_20"><text:s/></text:span><text:span text:style-name="T25_21">with</text:span><text:span text:style-name="T25_22"><text:s/></text:span><text:span text:style-name="T25_23">name</text:span><text:span text:style-name="T25_24"><text:s/></text:span><text:span text:style-name="T25_25">specified</text:span><text:span text:style-name="T25_26"><text:s/></text:span><text:span text:style-name="T25_27">in</text:span><text:span text:style-name="T25_28"><text:s/></text:span><text:span text:style-name="T25_29">config</text:span><text:span text:style-name="T25_30">.</text:span><text:span text:style-name="T25_31">gs</text:span><text:span text:style-name="T25_32">:<text:s/></text:span><text:span text:style-name="T25_33">REGULAR</text:span><text:span text:style-name="T25_34">_</text:span><text:span text:style-name="T25_35">TASK</text:span><text:span text:style-name="T25_36">_</text:span><text:span text:style-name="T25_37">CALENDAR</text:span><text:span text:style-name="T25_38">_</text:span><text:span text:style-name="T25_39">NAME</text:span><text:span text:style-name="T25_40">.<text:s/></text:span><text:span text:style-name="T25_41">This</text:span><text:span text:style-name="T25_42"><text:s/></text:span><text:span text:style-name="T25_43">defaults</text:span><text:span text:style-name="T25_44"><text:s/></text:span><text:span text:style-name="T25_45">to</text:span><text:span text:style-name="T25_46"><text:s/></text:span><text:span text:style-name="T25_47">RoseCMMS</text:span><text:span text:style-name="T25_48">,<text:s/></text:span><text:span text:style-name="T25_49">so</text:span><text:span text:style-name="T25_50"><text:s/></text:span><text:span text:style-name="T25_51">you</text:span><text:span text:style-name="T25_52"><text:s/></text:span><text:span text:style-name="T25_53">can</text:span><text:span text:style-name="T25_54"><text:s/></text:span><text:span text:style-name="T25_55">just</text:span><text:span text:style-name="T25_56"><text:s/></text:span><text:span text:style-name="T25_57">use</text:span><text:span text:style-name="T25_58"><text:s/></text:span><text:span text:style-name="T25_59">this</text:span><text:span text:style-name="T25_60"><text:s/></text:span><text:span text:style-name="T25_61">name</text:span><text:span text:style-name="T25_62">.<text:s/></text:span></text:p>
        </text:list-item>
      </text:list>
      <text:p text:style-name="P26"/>
      <text:list text:style-name="LS2" xml:id="list14">
        <text:list-item>
          <text:p text:style-name="P27"><text:span text:style-name="T27_1">Create</text:span><text:span text:style-name="T27_2"><text:s/></text:span><text:span text:style-name="T27_3">a</text:span><text:span text:style-name="T27_4"><text:s/></text:span><text:span text:style-name="T27_5">trigger</text:span><text:span text:style-name="T27_6"><text:s/></text:span><text:span text:style-name="T27_7">to</text:span><text:span text:style-name="T27_8"><text:s/></text:span><text:span text:style-name="T27_9">check</text:span><text:span text:style-name="T27_10"><text:s/></text:span><text:span text:style-name="T27_11">the</text:span><text:span text:style-name="T27_12"><text:s/></text:span><text:span text:style-name="T27_13">calendar</text:span><text:span text:style-name="T27_14"><text:s/></text:span><text:span text:style-name="T27_15">for</text:span><text:span text:style-name="T27_16"><text:s/></text:span><text:span text:style-name="T27_17">regular</text:span><text:span text:style-name="T27_18"><text:s/></text:span><text:span text:style-name="T27_19">tasks</text:span><text:span text:style-name="T27_20">:</text:span></text:p>
        </text:list-item>
      </text:list>
      <text:p text:style-name="P28"/>
      <text:list text:style-name="LS2" xml:id="list15">
        <text:list-item>
          <text:list>
            <text:list-item>
              <text:p text:style-name="P29"><text:span text:style-name="T29_1">Click</text:span><text:span text:style-name="T29_2"><text:s/></text:span><text:span text:style-name="T29_3">on</text:span><text:span text:style-name="T29_4"><text:s/></text:span><text:span text:style-name="T29_5">Resources</text:span><text:span text:style-name="T29_6">&gt;</text:span><text:span text:style-name="T29_7">Current</text:span><text:span text:style-name="T29_8"><text:s/></text:span><text:span text:style-name="T29_9">Project</text:span><text:span text:style-name="T29_10">’</text:span><text:span text:style-name="T29_11">s</text:span><text:span text:style-name="T29_12"><text:s/></text:span><text:span text:style-name="T29_13">Triggers</text:span></text:p>
            </text:list-item>
            <text:list-item>
              <text:p text:style-name="P30"><text:span text:style-name="T30_1">Click</text:span><text:span text:style-name="T30_2"><text:s/></text:span><text:span text:style-name="T30_3">on</text:span><text:span text:style-name="T30_4"><text:s/>“</text:span><text:span text:style-name="T30_5">add</text:span><text:span text:style-name="T30_6"><text:s/></text:span><text:span text:style-name="T30_7">a</text:span><text:span text:style-name="T30_8"><text:s/></text:span><text:span text:style-name="T30_9">new</text:span><text:span text:style-name="T30_10"><text:s/></text:span><text:span text:style-name="T30_11">trigger</text:span><text:span text:style-name="T30_12">”:<text:s/></text:span><text:span text:style-name="T30_13">convertEventsToTasks</text:span><text:span text:style-name="T30_14">,<text:s/></text:span><text:span text:style-name="T30_15">Time</text:span><text:span text:style-name="T30_16">-</text:span><text:span text:style-name="T30_17">Driven</text:span><text:span text:style-name="T30_18">,<text:s/></text:span><text:span text:style-name="T30_19">Day</text:span><text:span text:style-name="T30_20"><text:s/></text:span><text:span text:style-name="T30_21">Timer</text:span><text:span text:style-name="T30_22">,<text:s/></text:span><text:span text:style-name="T30_23">Midnight</text:span><text:span text:style-name="T30_24"><text:s/></text:span><text:span text:style-name="T30_25">to</text:span><text:span text:style-name="T30_26"><text:s/>1<text:s/></text:span><text:span text:style-name="T30_27">a</text:span><text:span text:style-name="T30_28">.</text:span><text:span text:style-name="T30_29">m</text:span><text:span text:style-name="T30_30">.</text:span></text:p>
            </text:list-item>
            <text:list-item>
              <text:p text:style-name="P31"><text:span text:style-name="T31_1">Click</text:span><text:span text:style-name="T31_2"><text:s/></text:span><text:span text:style-name="T31_3">on</text:span><text:span text:style-name="T31_4"><text:s/></text:span><text:span text:style-name="T31_5">Save</text:span><text:span text:style-name="T31_6">.</text:span></text:p>
            </text:list-item>
          </text:list>
        </text:list-item>
      </text:list>
      <text:p text:style-name="P32"/>
      <text:list text:style-name="LS2" xml:id="list18">
        <text:list-item>
          <text:p text:style-name="P33"><text:span text:style-name="T33_1">Populate</text:span><text:span text:style-name="T33_2"><text:s/></text:span><text:span text:style-name="T33_3">the</text:span><text:span text:style-name="T33_4"><text:s/></text:span><text:span text:style-name="T33_5">task</text:span><text:span text:style-name="T33_6"><text:s/></text:span><text:span text:style-name="T33_7">list</text:span><text:span text:style-name="T33_8">,<text:s/></text:span><text:span text:style-name="T33_9">you</text:span><text:span text:style-name="T33_10"><text:s/></text:span><text:span text:style-name="T33_11">can</text:span><text:span text:style-name="T33_12"><text:s/></text:span><text:span text:style-name="T33_13">now</text:span><text:span text:style-name="T33_14">:</text:span></text:p>
        </text:list-item>
      </text:list>
      <text:p text:style-name="P34"/>
      <text:list text:style-name="LS1" xml:id="list19">
        <text:list-item>
          <text:list>
            <text:list-item>
              <text:p text:style-name="P35"><text:span text:style-name="T35_1">Import</text:span><text:span text:style-name="T35_2"><text:s/></text:span><text:span text:style-name="T35_3">existing</text:span><text:span text:style-name="T35_4"><text:s/></text:span><text:span text:style-name="T35_5">tasks</text:span><text:span text:style-name="T35_6">:<text:s/></text:span><text:span text:style-name="T35_7">Copy</text:span><text:span text:style-name="T35_8"><text:s/></text:span><text:span text:style-name="T35_9">and</text:span><text:span text:style-name="T35_10"><text:s/></text:span><text:span text:style-name="T35_11">paste</text:span><text:span text:style-name="T35_12"><text:s/></text:span><text:span text:style-name="T35_13">any</text:span><text:span text:style-name="T35_14"><text:s/></text:span><text:span text:style-name="T35_15">existing</text:span><text:span text:style-name="T35_16"><text:s/></text:span><text:span text:style-name="T35_17">tasks</text:span><text:span text:style-name="T35_18"><text:s/></text:span><text:span text:style-name="T35_19">from</text:span><text:span text:style-name="T35_20"><text:s/></text:span><text:span text:style-name="T35_21">other</text:span><text:span text:style-name="T35_22"><text:s/></text:span><text:span text:style-name="T35_23">spreadsheets</text:span><text:span text:style-name="T35_24"><text:s/></text:span><text:span text:style-name="T35_25">you</text:span><text:span text:style-name="T35_26"><text:s/></text:span><text:span text:style-name="T35_27">may</text:span><text:span text:style-name="T35_28"><text:s/></text:span><text:span text:style-name="T35_29">have</text:span><text:span text:style-name="T35_30"><text:s/>(</text:span><text:span text:style-name="T35_31">may</text:span><text:span text:style-name="T35_32"><text:s/></text:span><text:span text:style-name="T35_33">need</text:span><text:span text:style-name="T35_34"><text:s/></text:span><text:span text:style-name="T35_35">padding</text:span><text:span text:style-name="T35_36"><text:s/></text:span><text:span text:style-name="T35_37">and</text:span><text:span text:style-name="T35_38"><text:s/></text:span><text:span text:style-name="T35_39">re</text:span><text:span text:style-name="T35_40">-</text:span><text:span text:style-name="T35_41">arranging</text:span><text:span text:style-name="T35_42"><text:s/></text:span><text:span text:style-name="T35_43">to</text:span><text:span text:style-name="T35_44"><text:s/></text:span><text:span text:style-name="T35_45">line</text:span><text:span text:style-name="T35_46"><text:s/></text:span><text:span text:style-name="T35_47">up</text:span><text:span text:style-name="T35_48"><text:s/></text:span><text:span text:style-name="T35_49">columns</text:span><text:span text:style-name="T35_50">),<text:s/></text:span><text:span text:style-name="T35_51">other</text:span><text:span text:style-name="T35_52"><text:s/></text:span><text:span text:style-name="T35_53">columns</text:span><text:span text:style-name="T35_54"><text:s/></text:span><text:span text:style-name="T35_55">can</text:span><text:span text:style-name="T35_56"><text:s/></text:span><text:span text:style-name="T35_57">be</text:span><text:span text:style-name="T35_58"><text:s/></text:span><text:span text:style-name="T35_59">added</text:span><text:span text:style-name="T35_60"><text:s/></text:span><text:span text:style-name="T35_61">and</text:span><text:span text:style-name="T35_62"><text:s/></text:span><text:span text:style-name="T35_63">existing</text:span><text:span text:style-name="T35_64"><text:s/></text:span><text:span text:style-name="T35_65">ones</text:span><text:span text:style-name="T35_66"><text:s/></text:span><text:span text:style-name="T35_67">can</text:span><text:span text:style-name="T35_68"><text:s/></text:span><text:span text:style-name="T35_69">be</text:span><text:span text:style-name="T35_70"><text:s/></text:span><text:span text:style-name="T35_71">renamed</text:span><text:span text:style-name="T35_72">,<text:s/></text:span><text:span text:style-name="T35_73">but</text:span><text:span text:style-name="T35_74"><text:s/></text:span><text:span text:style-name="T35_75">the</text:span><text:span text:style-name="T35_76"><text:s/></text:span><text:span text:style-name="T35_77">name</text:span><text:span text:style-name="T35_78"><text:s/></text:span><text:span text:style-name="T35_79">change</text:span><text:span text:style-name="T35_80"><text:s/></text:span><text:span text:style-name="T35_81">has</text:span><text:span text:style-name="T35_82"><text:s/></text:span><text:span text:style-name="T35_83">to</text:span><text:span text:style-name="T35_84"><text:s/></text:span><text:span text:style-name="T35_85">be</text:span><text:span text:style-name="T35_86"><text:s/></text:span><text:span text:style-name="T35_87">reflected</text:span><text:span text:style-name="T35_88"><text:s/></text:span><text:span text:style-name="T35_89">in</text:span><text:span text:style-name="T35_90"><text:s/></text:span><text:span text:style-name="T35_91">config</text:span><text:span text:style-name="T35_92">.</text:span><text:span text:style-name="T35_93">gs</text:span><text:span text:style-name="T35_94">.</text:span></text:p>
            </text:list-item>
            <text:list-item>
              <text:p text:style-name="P36"><text:span text:style-name="T36_1">Add</text:span><text:span text:style-name="T36_2"><text:s/></text:span><text:span text:style-name="T36_3">tasks</text:span><text:span text:style-name="T36_4"><text:s/></text:span><text:span text:style-name="T36_5">manually</text:span><text:span text:style-name="T36_6"><text:s/></text:span><text:span text:style-name="T36_7">or</text:span><text:span text:style-name="T36_8"><text:s/></text:span><text:span text:style-name="T36_9">using</text:span><text:span text:style-name="T36_10"><text:s/></text:span><text:span text:style-name="T36_11">the</text:span><text:span text:style-name="T36_12"><text:s/></text:span><text:span text:style-name="T36_13">form</text:span><text:span text:style-name="T36_14"><text:s/></text:span><text:span text:style-name="T36_15">to</text:span><text:span text:style-name="T36_16"><text:s/></text:span><text:span text:style-name="T36_17">the</text:span><text:span text:style-name="T36_18"><text:s/></text:span><text:span text:style-name="T36_19">task</text:span><text:span text:style-name="T36_20"><text:s/></text:span><text:span text:style-name="T36_21">list</text:span><text:span text:style-name="T36_22"><text:s/></text:span><text:span text:style-name="T36_23">spreadsheet</text:span><text:span text:style-name="T36_24">.</text:span></text:p>
            </text:list-item>
            <text:list-item>
              <text:p text:style-name="P37"><text:span text:style-name="T37_1">Add</text:span><text:span text:style-name="T37_2"><text:s/></text:span><text:span text:style-name="T37_3">a</text:span><text:span text:style-name="T37_4"><text:s/></text:span><text:span text:style-name="T37_5">full</text:span><text:span text:style-name="T37_6">-</text:span><text:span text:style-name="T37_7">day</text:span><text:span text:style-name="T37_8"><text:s/></text:span><text:span text:style-name="T37_9">event</text:span><text:span text:style-name="T37_10"><text:s/></text:span><text:span text:style-name="T37_11">to</text:span><text:span text:style-name="T37_12"><text:s/></text:span><text:span text:style-name="T37_13">the</text:span><text:span text:style-name="T37_14"><text:s/></text:span><text:span text:style-name="T37_15">calendar</text:span><text:span text:style-name="T37_16"><text:s/></text:span><text:span text:style-name="T37_17">for</text:span><text:span text:style-name="T37_18"><text:s/></text:span><text:span text:style-name="T37_19">each</text:span><text:span text:style-name="T37_20"><text:s/></text:span><text:span text:style-name="T37_21">regular</text:span><text:span text:style-name="T37_22"><text:s/></text:span><text:span text:style-name="T37_23">task</text:span><text:span text:style-name="T37_24"><text:s/></text:span><text:span text:style-name="T37_25">you</text:span><text:span text:style-name="T37_26"><text:s/></text:span><text:span text:style-name="T37_27">want</text:span><text:span text:style-name="T37_28"><text:s/></text:span><text:span text:style-name="T37_29">automatically</text:span><text:span text:style-name="T37_30"><text:s/></text:span><text:span text:style-name="T37_31">added</text:span><text:span text:style-name="T37_32"><text:s/></text:span><text:span text:style-name="T37_33">to</text:span><text:span text:style-name="T37_34"><text:s/></text:span><text:span text:style-name="T37_35">the</text:span><text:span text:style-name="T37_36"><text:s/></text:span><text:span text:style-name="T37_37">task</text:span><text:span text:style-name="T37_38"><text:s/></text:span><text:span text:style-name="T37_39">list</text:span><text:span text:style-name="T37_40">.<text:s/></text:span><text:span text:style-name="T37_41">You</text:span><text:span text:style-name="T37_42"><text:s/></text:span><text:span text:style-name="T37_43">will</text:span><text:span text:style-name="T37_44"><text:s/></text:span><text:span text:style-name="T37_45">receive</text:span><text:span text:style-name="T37_46"><text:s/></text:span><text:span text:style-name="T37_47">an</text:span><text:span text:style-name="T37_48"><text:s/></text:span><text:span text:style-name="T37_49">email</text:span><text:span text:style-name="T37_50"><text:s/></text:span><text:span text:style-name="T37_51">when</text:span><text:span text:style-name="T37_52"><text:s/></text:span><text:span text:style-name="T37_53">each</text:span><text:span text:style-name="T37_54"><text:s/></text:span><text:span text:style-name="T37_55">regular</text:span><text:span text:style-name="T37_56"><text:s/></text:span><text:span text:style-name="T37_57">task</text:span><text:span text:style-name="T37_58"><text:s/></text:span><text:span text:style-name="T37_59">is</text:span><text:span text:style-name="T37_60"><text:s/></text:span><text:span text:style-name="T37_61">due</text:span><text:span text:style-name="T37_62"><text:s/></text:span><text:span text:style-name="T37_63">and</text:span><text:span text:style-name="T37_64"><text:s/></text:span><text:span text:style-name="T37_65">it</text:span><text:span text:style-name="T37_66"><text:s/></text:span><text:span text:style-name="T37_67">has</text:span><text:span text:style-name="T37_68"><text:s/></text:span><text:span text:style-name="T37_69">been</text:span><text:span text:style-name="T37_70"><text:s/></text:span><text:span text:style-name="T37_71">added</text:span><text:span text:style-name="T37_72"><text:s/></text:span><text:span text:style-name="T37_73">to</text:span><text:span text:style-name="T37_74"><text:s/></text:span><text:span text:style-name="T37_75">the</text:span><text:span text:style-name="T37_76"><text:s/></text:span><text:span text:style-name="T37_77">task</text:span><text:span text:style-name="T37_78"><text:s/></text:span><text:span text:style-name="T37_79">list</text:span><text:span text:style-name="T37_80">.</text:span></text:p>
            </text:list-item>
          </text:list>
        </text:list-item>
      </text:list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